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1" style:family="table">
      <style:table-properties style:width="12.49cm" table:align="left"/>
    </style:style>
    <style:style style:name="Tabla1.A" style:family="table-column">
      <style:table-column-properties style:column-width="2.912cm"/>
    </style:style>
    <style:style style:name="Tabla1.B" style:family="table-column">
      <style:table-column-properties style:column-width="5.503cm"/>
    </style:style>
    <style:style style:name="Tabla1.C" style:family="table-column">
      <style:table-column-properties style:column-width="4.075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3" style:family="table">
      <style:table-properties style:width="16.999cm" table:align="margins"/>
    </style:style>
    <style:style style:name="Tabla3.A" style:family="table-column">
      <style:table-column-properties style:column-width="2.912cm" style:rel-column-width="11228*"/>
    </style:style>
    <style:style style:name="Tabla3.B" style:family="table-column">
      <style:table-column-properties style:column-width="5.556cm" style:rel-column-width="21423*"/>
    </style:style>
    <style:style style:name="Tabla3.C" style:family="table-column">
      <style:table-column-properties style:column-width="8.53cm" style:rel-column-width="32884*"/>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16.999cm" table:align="margins"/>
    </style:style>
    <style:style style:name="Tabla5.A" style:family="table-column">
      <style:table-column-properties style:column-width="8.498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5.6" style:family="table-row">
      <style:table-row-properties style:min-row-height="0.942cm"/>
    </style:style>
    <style:style style:name="Tabla2" style:family="table">
      <style:table-properties style:width="9.924cm" table:align="left"/>
    </style:style>
    <style:style style:name="Tabla2.A" style:family="table-column">
      <style:table-column-properties style:column-width="1.219cm"/>
    </style:style>
    <style:style style:name="Tabla2.B" style:family="table-column">
      <style:table-column-properties style:column-width="2.514cm"/>
    </style:style>
    <style:style style:name="Tabla2.C" style:family="table-column">
      <style:table-column-properties style:column-width="6.191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4" style:family="table">
      <style:table-properties style:width="10.691cm" table:align="left"/>
    </style:style>
    <style:style style:name="Tabla4.A" style:family="table-column">
      <style:table-column-properties style:column-width="3.732cm"/>
    </style:style>
    <style:style style:name="Tabla4.B" style:family="table-column">
      <style:table-column-properties style:column-width="6.959cm"/>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ourier New"/>
    </style:style>
    <style:style style:name="P2" style:family="paragraph" style:parent-style-name="Standard">
      <style:paragraph-properties fo:text-align="start" style:justify-single-word="false"/>
      <style:text-properties style:font-name="Courier New"/>
    </style:style>
    <style:style style:name="P3" style:family="paragraph" style:parent-style-name="Standard">
      <style:paragraph-properties fo:text-align="justify" style:justify-single-word="false"/>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Footer">
      <style:paragraph-properties fo:text-align="end" style:justify-single-word="false"/>
      <style:text-properties fo:font-size="9pt" fo:font-style="italic" style:font-size-asian="9pt" style:font-style-asian="italic" style:font-size-complex="9pt" style:font-style-complex="italic"/>
    </style:style>
    <style:style style:name="P8" style:family="paragraph" style:parent-style-name="Text_20_body">
      <style:text-properties fo:font-size="10.5pt" style:font-size-asian="10.5pt" style:font-size-complex="10.5pt"/>
    </style:style>
    <style:style style:name="P9" style:family="paragraph" style:parent-style-name="Text_20_body">
      <style:text-properties style:font-name="Courier New"/>
    </style:style>
    <style:style style:name="P10" style:family="paragraph" style:parent-style-name="Text_20_body">
      <style:text-properties style:font-name="Courier New" fo:font-size="10.5pt" style:font-size-asian="10.5pt" style:font-size-complex="10.5pt"/>
    </style:style>
    <style:style style:name="P11" style:family="paragraph" style:parent-style-name="Text_20_body">
      <style:text-properties style:font-name="Courier New" fo:font-size="10.5pt" fo:font-weight="bold" style:font-size-asian="10.5pt" style:font-weight-asian="bold" style:font-size-complex="10.5pt" style:font-weight-complex="bold"/>
    </style:style>
    <style:style style:name="P12" style:family="paragraph" style:parent-style-name="Text_20_body">
      <style:text-properties style:font-name="Courier New" fo:font-weight="normal" style:font-weight-asian="normal" style:font-weight-complex="normal"/>
    </style:style>
    <style:style style:name="P13" style:family="paragraph" style:parent-style-name="Text_20_body">
      <style:paragraph-properties fo:text-align="justify" style:justify-single-word="false"/>
      <style:text-properties style:font-name="Courier New" fo:font-weight="normal" style:font-weight-asian="normal" style:font-weight-complex="normal"/>
    </style:style>
    <style:style style:name="P14" style:family="paragraph" style:parent-style-name="Text_20_body">
      <style:paragraph-properties fo:text-align="justify" style:justify-single-word="false"/>
      <style:text-properties style:font-name="Courier New" fo:font-size="8pt" fo:font-weight="normal" style:font-size-asian="8pt" style:font-weight-asian="normal" style:font-size-complex="8pt" style:font-weight-complex="normal"/>
    </style:style>
    <style:style style:name="P15" style:family="paragraph" style:parent-style-name="Text_20_body">
      <style:paragraph-properties fo:text-align="justify" style:justify-single-word="false"/>
      <style:text-properties style:font-name="Courier New" fo:font-weight="bold" style:font-weight-asian="bold" style:font-weight-complex="bold"/>
    </style:style>
    <style:style style:name="P16" style:family="paragraph" style:parent-style-name="Text_20_body">
      <style:paragraph-properties fo:text-align="justify" style:justify-single-word="false"/>
      <style:text-properties style:font-name="Courier New"/>
    </style:style>
    <style:style style:name="P17" style:family="paragraph" style:parent-style-name="Text_20_body">
      <style:text-properties style:font-name="Courier New" style:text-underline-style="none"/>
    </style:style>
    <style:style style:name="P18" style:family="paragraph" style:parent-style-name="Text_20_body">
      <style:paragraph-properties fo:text-align="justify" style:justify-single-word="false"/>
      <style:text-properties style:font-name="Courier New" style:text-underline-style="none" fo:font-weight="normal" style:font-weight-asian="normal"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Text_20_body">
      <style:paragraph-properties fo:text-align="justify" style:justify-single-word="false"/>
      <style:text-properties fo:font-weight="bold" style:font-weight-asian="bold" style:font-weight-complex="bold"/>
    </style:style>
    <style:style style:name="P21" style:family="paragraph" style:parent-style-name="Text_20_body">
      <style:paragraph-properties fo:text-align="justify" style:justify-single-word="false">
        <style:tab-stops>
          <style:tab-stop style:position="5.556cm"/>
        </style:tab-stops>
      </style:paragraph-properties>
      <style:text-properties fo:font-weight="bold" style:font-weight-asian="bold" style:font-weight-complex="bold"/>
    </style:style>
    <style:style style:name="P22" style:family="paragraph" style:parent-style-name="Text_20_body">
      <style:paragraph-properties fo:text-align="end" style:justify-single-word="false"/>
      <style:text-properties fo:font-weight="bold" style:font-weight-asian="bold" style:font-weight-complex="bold"/>
    </style:style>
    <style:style style:name="P23" style:family="paragraph" style:parent-style-name="Text_20_body">
      <style:paragraph-properties fo:text-align="start" style:justify-single-word="false"/>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fo:text-align="justify" style:justify-single-word="false"/>
      <style:text-properties fo:font-weight="normal" style:font-weight-asian="normal" style:font-weight-complex="normal"/>
    </style:style>
    <style:style style:name="P26" style:family="paragraph" style:parent-style-name="Text_20_body">
      <style:text-properties style:font-name="Times New Roman"/>
    </style:style>
    <style:style style:name="P27" style:family="paragraph" style:parent-style-name="Text_20_body">
      <style:text-properties style:font-name="Times New Roman" fo:font-weight="normal" style:font-weight-asian="normal" style:font-weight-complex="normal"/>
    </style:style>
    <style:style style:name="P28" style:family="paragraph" style:parent-style-name="Text_20_body">
      <style:text-properties fo:font-style="italic" fo:font-weight="normal" style:font-style-asian="italic" style:font-weight-asian="normal" style:font-style-complex="italic" style:font-weight-complex="normal"/>
    </style:style>
    <style:style style:name="P29"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30" style:family="paragraph" style:parent-style-name="Text_20_body">
      <style:text-properties fo:font-style="italic" style:font-style-asian="italic" style:font-style-complex="italic"/>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ab-stops>
          <style:tab-stop style:position="5.556cm"/>
        </style:tab-stops>
      </style:paragraph-properties>
    </style:style>
    <style:style style:name="P33" style:family="paragraph" style:parent-style-name="Text_20_body">
      <style:text-properties style:font-name="Arial" fo:font-weight="bold" style:font-weight-asian="bold" style:font-weight-complex="bold"/>
    </style:style>
    <style:style style:name="P34" style:family="paragraph" style:parent-style-name="Text_20_body">
      <style:text-properties style:text-underline-style="solid" style:text-underline-width="auto" style:text-underline-color="font-color"/>
    </style:style>
    <style:style style:name="P35" style:family="paragraph" style:parent-style-name="Text_20_body">
      <style:text-properties style:text-underline-style="none"/>
    </style:style>
    <style:style style:name="P36" style:family="paragraph" style:parent-style-name="Text_20_body">
      <style:text-properties fo:color="#0000ff" style:font-name="Courier New"/>
    </style:style>
    <style:style style:name="P37" style:family="paragraph" style:parent-style-name="Text_20_body">
      <style:paragraph-properties fo:margin-left="1.251cm" fo:margin-right="0cm" fo:text-indent="0cm" style:auto-text-indent="false"/>
      <style:text-properties fo:color="#000080" style:font-name="Courier New" fo:font-size="10.5pt" style:font-size-asian="10.5pt" style:font-size-complex="10.5pt"/>
    </style:style>
    <style:style style:name="P38" style:family="paragraph" style:parent-style-name="Text_20_body">
      <style:paragraph-properties fo:margin-left="1.251cm" fo:margin-right="0cm" fo:text-indent="0cm" style:auto-text-indent="false"/>
      <style:text-properties style:font-name="Courier New" fo:font-size="10.5pt" style:font-size-asian="10.5pt" style:font-size-complex="10.5pt"/>
    </style:style>
    <style:style style:name="P39" style:family="paragraph" style:parent-style-name="Horizontal_20_Line">
      <style:text-properties style:font-name="Courier New"/>
    </style:style>
    <style:style style:name="P40" style:family="paragraph" style:parent-style-name="Horizontal_20_Line">
      <style:text-properties style:font-name="Courier New" fo:font-size="10.5pt" style:font-size-asian="10.5pt" style:font-size-complex="10.5pt"/>
    </style:style>
    <style:style style:name="P41" style:family="paragraph" style:parent-style-name="Horizontal_20_Line">
      <style:text-properties style:font-name="Courier New" fo:font-weight="normal" style:font-weight-asian="normal" style:font-weight-complex="normal"/>
    </style:style>
    <style:style style:name="P42" style:family="paragraph" style:parent-style-name="Horizontal_20_Line">
      <style:text-properties fo:font-weight="bold" style:font-weight-asian="bold" style:font-weight-complex="bold"/>
    </style:style>
    <style:style style:name="P43" style:family="paragraph" style:parent-style-name="Horizontal_20_Line">
      <style:text-properties fo:font-weight="normal" style:font-weight-asian="normal" style:font-weight-complex="normal"/>
    </style:style>
    <style:style style:name="P44" style:family="paragraph" style:parent-style-name="Horizontal_20_Line">
      <style:paragraph-properties fo:text-align="justify" style:justify-single-word="false"/>
    </style:style>
    <style:style style:name="P45"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46" style:family="paragraph" style:parent-style-name="Table_20_Contents">
      <style:paragraph-properties fo:text-align="start" style:justify-single-word="false"/>
    </style:style>
    <style:style style:name="P47" style:family="paragraph" style:parent-style-name="Table_20_Contents">
      <style:text-properties fo:font-weight="bold" style:font-weight-asian="bold" style:font-weight-complex="bold"/>
    </style:style>
    <style:style style:name="P48" style:family="paragraph" style:parent-style-name="Table_20_Contents">
      <style:paragraph-properties fo:text-align="justify" style:justify-single-word="false"/>
      <style:text-properties fo:font-weight="bold" style:font-weight-asian="bold" style:font-weight-complex="bold"/>
    </style:style>
    <style:style style:name="P49" style:family="paragraph" style:parent-style-name="Table_20_Contents">
      <style:paragraph-properties fo:text-align="justify" style:justify-single-word="false"/>
    </style:style>
    <style:style style:name="P50" style:family="paragraph" style:parent-style-name="Table_20_Contents">
      <style:paragraph-properties fo:text-align="start" style:justify-single-word="false"/>
      <style:text-properties style:font-name="Courier New" fo:font-weight="bold" style:font-weight-asian="bold" style:font-weight-complex="bold"/>
    </style:style>
    <style:style style:name="P51" style:family="paragraph" style:parent-style-name="Table_20_Contents">
      <style:paragraph-properties fo:text-align="center" style:justify-single-word="false"/>
      <style:text-properties style:font-name="Courier New" fo:font-weight="bold" style:font-weight-asian="bold" style:font-weight-complex="bold"/>
    </style:style>
    <style:style style:name="P52" style:family="paragraph" style:parent-style-name="Text_20_body">
      <style:paragraph-properties fo:margin-left="2.501cm" fo:margin-right="0cm" fo:text-indent="0cm" style:auto-text-indent="false"/>
    </style:style>
    <style:style style:name="P53" style:family="paragraph" style:parent-style-name="Text_20_body">
      <style:paragraph-properties fo:margin-left="2.501cm" fo:margin-right="0cm" fo:text-align="justify" style:justify-single-word="false" fo:text-indent="0cm" style:auto-text-indent="false"/>
      <style:text-properties fo:font-weight="normal" style:font-weight-asian="normal" style:font-weight-complex="normal"/>
    </style:style>
    <style:style style:name="P54" style:family="paragraph" style:parent-style-name="Text_20_body">
      <style:paragraph-properties fo:margin-left="2.501cm" fo:margin-right="0cm" fo:text-indent="0cm" style:auto-text-indent="false"/>
      <style:text-properties style:font-name="Courier New"/>
    </style:style>
    <style:style style:name="P55" style:family="paragraph" style:parent-style-name="Text_20_body">
      <style:paragraph-properties fo:margin-left="2.501cm" fo:margin-right="0cm" fo:text-indent="0cm" style:auto-text-indent="false"/>
      <style:text-properties style:font-name="Courier New" fo:font-weight="bold" style:font-weight-asian="bold" style:font-weight-complex="bold"/>
    </style:style>
    <style:style style:name="P56" style:family="paragraph" style:parent-style-name="Text_20_body">
      <style:paragraph-properties fo:margin-left="2.501cm" fo:margin-right="0cm" fo:text-indent="0cm" style:auto-text-indent="false"/>
      <style:text-properties style:font-name="Times New Roman" fo:font-weight="normal" style:font-weight-asian="normal" style:font-weight-complex="normal"/>
    </style:style>
    <style:style style:name="P57" style:family="paragraph" style:parent-style-name="Text_20_body">
      <style:paragraph-properties fo:margin-left="0cm" fo:margin-right="0cm" fo:text-indent="0cm" style:auto-text-indent="false"/>
      <style:text-properties style:font-name="Courier New" fo:font-weight="bold" style:font-weight-asian="bold" style:font-weight-complex="bold"/>
    </style:style>
    <style:style style:name="P58" style:family="paragraph" style:parent-style-name="Text_20_body">
      <style:paragraph-properties fo:margin-left="0cm" fo:margin-right="0cm" fo:text-indent="0cm" style:auto-text-indent="false"/>
      <style:text-properties style:font-name="Courier New" fo:font-weight="normal" style:font-weight-asian="normal" style:font-weight-complex="normal"/>
    </style:style>
    <style:style style:name="P59" style:family="paragraph" style:parent-style-name="Text_20_body">
      <style:paragraph-properties fo:margin-left="0cm" fo:margin-right="0cm" fo:text-indent="0cm" style:auto-text-indent="false"/>
      <style:text-properties style:font-name="Times New Roman" fo:font-weight="normal" style:font-weight-asian="normal" style:font-weight-complex="normal"/>
    </style:style>
    <style:style style:name="P60" style:family="paragraph" style:parent-style-name="Preformatted_20_Text">
      <style:paragraph-properties fo:margin-left="0cm" fo:margin-right="0cm" fo:text-indent="0cm" style:auto-text-indent="false"/>
      <style:text-properties style:font-name="Times New Roman" fo:font-weight="normal" style:font-weight-asian="normal" style:font-weight-complex="normal"/>
    </style:style>
    <style:style style:name="P61" style:family="paragraph" style:parent-style-name="Contents_20_5">
      <style:paragraph-properties>
        <style:tab-stops>
          <style:tab-stop style:position="15.002cm" style:type="right" style:leader-style="dotted" style:leader-text="."/>
        </style:tab-stops>
      </style:paragraph-properties>
    </style:style>
    <style:style style:name="P62" style:family="paragraph" style:parent-style-name="Contents_20_6">
      <style:paragraph-properties>
        <style:tab-stops>
          <style:tab-stop style:position="14.503cm" style:type="right" style:leader-style="dotted" style:leader-text="."/>
        </style:tab-stops>
      </style:paragraph-properties>
    </style:style>
    <style:style style:name="P63" style:family="paragraph" style:parent-style-name="Contents_20_3">
      <style:paragraph-properties>
        <style:tab-stops>
          <style:tab-stop style:position="16cm" style:type="right" style:leader-style="dotted" style:leader-text="."/>
        </style:tab-stops>
      </style:paragraph-properties>
    </style:style>
    <style:style style:name="P64" style:family="paragraph" style:parent-style-name="Preformatted_20_Text">
      <style:paragraph-properties fo:margin-top="0cm" fo:margin-bottom="0.499cm"/>
    </style:style>
    <style:style style:name="P65" style:family="paragraph" style:parent-style-name="Text_20_body" style:list-style-name="L1">
      <style:text-properties fo:font-weight="normal" style:font-weight-asian="normal" style:font-weight-complex="normal"/>
    </style:style>
    <style:style style:name="P66" style:family="paragraph" style:parent-style-name="Text_20_body" style:list-style-name="L3">
      <style:paragraph-properties fo:text-align="justify" style:justify-single-word="false"/>
      <style:text-properties fo:font-weight="normal" style:font-weight-asian="normal" style:font-weight-complex="normal"/>
    </style:style>
    <style:style style:name="P67" style:family="paragraph" style:parent-style-name="Text_20_body">
      <style:text-properties fo:font-style="italic" fo:font-weight="normal" style:font-style-asian="italic" style:font-weight-asian="normal" style:font-style-complex="italic" style:font-weight-complex="normal"/>
    </style:style>
    <style:style style:name="P68" style:family="paragraph" style:parent-style-name="Text_20_body" style:list-style-name="L2">
      <style:paragraph-properties fo:text-align="justify" style:justify-single-word="false"/>
      <style:text-properties fo:font-weight="bold" style:font-weight-asian="bold" style:font-weight-complex="bold"/>
    </style:style>
    <style:style style:name="P69" style:family="paragraph" style:parent-style-name="Text_20_body" style:list-style-name="L4">
      <style:paragraph-properties fo:text-align="justify" style:justify-single-word="false"/>
    </style:style>
    <style:style style:name="P70" style:family="paragraph" style:parent-style-name="Text_20_body" style:list-style-name="L5">
      <style:paragraph-properties fo:text-align="justify" style:justify-single-word="false"/>
    </style:style>
    <style:style style:name="P71" style:family="paragraph" style:parent-style-name="Text_20_body" style:list-style-name="L6">
      <style:paragraph-properties>
        <style:tab-stops>
          <style:tab-stop style:position="3.784cm"/>
        </style:tab-stops>
      </style:paragraph-properties>
    </style:style>
    <style:style style:name="P72" style:family="paragraph" style:parent-style-name="Text_20_body" style:list-style-name="L7">
      <style:paragraph-properties>
        <style:tab-stops>
          <style:tab-stop style:position="6.271cm"/>
        </style:tab-stops>
      </style:paragraph-properties>
    </style:style>
    <style:style style:name="P73" style:family="paragraph" style:parent-style-name="Text_20_body" style:list-style-name="L8">
      <style:paragraph-properties fo:margin-left="0cm" fo:margin-right="0cm" fo:text-indent="0cm" style:auto-text-indent="false"/>
    </style:style>
    <style:style style:name="P74" style:family="paragraph" style:parent-style-name="Heading_20_3">
      <style:paragraph-properties fo:break-before="page"/>
    </style:style>
    <style:style style:name="P75" style:family="paragraph" style:parent-style-name="Heading_20_5">
      <style:text-properties fo:font-weight="bold" style:font-weight-asian="bold" style:font-weight-complex="bold"/>
    </style:style>
    <style:style style:name="P76" style:family="paragraph" style:parent-style-name="Heading_20_5">
      <style:paragraph-properties fo:text-align="justify" style:justify-single-word="false"/>
      <style:text-properties fo:font-weight="bold" style:font-weight-asian="bold" style:font-weight-complex="bold"/>
    </style:style>
    <style:style style:name="P77" style:family="paragraph" style:parent-style-name="Heading_20_5">
      <style:text-properties style:font-name="Arial"/>
    </style:style>
    <style:style style:name="P78" style:family="paragraph" style:parent-style-name="Heading_20_5">
      <style:text-properties style:font-name="Arial" fo:font-weight="bold" style:font-weight-asian="bold" style:font-weight-complex="bold"/>
    </style:style>
    <style:style style:name="P79" style:family="paragraph" style:parent-style-name="Heading_20_6">
      <style:text-properties style:text-underline-style="solid" style:text-underline-width="auto" style:text-underline-color="font-color"/>
    </style:style>
    <style:style style:name="P80" style:family="paragraph">
      <style:paragraph-properties fo:text-align="center"/>
    </style:style>
    <style:style style:name="T1" style:family="text">
      <style:text-properties fo:color="#000000"/>
    </style:style>
    <style:style style:name="T2" style:family="text">
      <style:text-properties fo:color="#000000" style:font-name="Times New Roman"/>
    </style:style>
    <style:style style:name="T3" style:family="text">
      <style:text-properties style:font-name="Times New Roman"/>
    </style:style>
    <style:style style:name="T4" style:family="text">
      <style:text-properties style:font-name="Times New Roman" fo:font-weight="bold" style:font-weight-asian="bold" style:font-weight-complex="bold"/>
    </style:style>
    <style:style style:name="T5" style:family="text">
      <style:text-properties style:font-name="Times New Roman"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fo:font-weight="normal" style:font-weight-asian="normal" style:font-weight-complex="normal"/>
    </style:style>
    <style:style style:name="T9" style:family="text">
      <style:text-properties style:font-name="Courier New"/>
    </style:style>
    <style:style style:name="T10" style:family="text">
      <style:text-properties style:font-name="Courier New" fo:font-weight="normal" style:font-weight-asian="normal" style:font-weight-complex="normal"/>
    </style:style>
    <style:style style:name="T11" style:family="text">
      <style:text-properties style:font-name="Courier New"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color="#0000ff"/>
    </style:style>
    <style:style style:name="T14" style:family="text">
      <style:text-properties fo:color="#0000ff" style:font-name="Courier New"/>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63">Estructura de un programa CL.<text:tab/>2</text:p>
          <text:p text:style-name="P63">Tipos de Datos CL:<text:tab/>2</text:p>
          <text:p text:style-name="P63">Mandatos CL:<text:tab/>2</text:p>
          <text:p text:style-name="P61">DCLF<text:tab/>2</text:p>
          <text:p text:style-name="P61">SNDRCVF<text:tab/>3</text:p>
          <text:p text:style-name="P61">DCL<text:tab/>3</text:p>
          <text:p text:style-name="P61">CHGVAR<text:tab/>3</text:p>
          <text:p text:style-name="P62">Operadores <text:s/>*CAT y *BCAT<text:tab/>4</text:p>
          <text:p text:style-name="P61">RTVJOBA<text:tab/>5</text:p>
          <text:p text:style-name="P61">CHGJOB<text:tab/>5</text:p>
          <text:p text:style-name="P61">MONMSG<text:tab/>6</text:p>
          <text:p text:style-name="P61">OVRDBF<text:tab/>6</text:p>
          <text:p text:style-name="P61">DLTOVR<text:tab/>8</text:p>
          <text:p text:style-name="P61">OPNQRYF<text:tab/>8</text:p>
          <text:p text:style-name="P61">OVRPRTF<text:tab/>10</text:p>
          <text:p text:style-name="P61">Mandatos de Áreas de Datos<text:tab/>12</text:p>
          <text:p text:style-name="P62">CRTDTAARA<text:tab/>12</text:p>
          <text:p text:style-name="P62">DLTDTAARA<text:tab/>12</text:p>
          <text:p text:style-name="P62">DSPDTAARA<text:tab/>13</text:p>
          <text:p text:style-name="P62">RTVDTAARA<text:tab/>13</text:p>
          <text:p text:style-name="P62">CHGDTAARA<text:tab/>13</text:p>
          <text:p text:style-name="P62">Ejemplo completo de áreas de datos.:<text:tab/>14</text:p>
          <text:p text:style-name="P63">Condiciones<text:tab/>14</text:p>
          <text:p text:style-name="P61">Operadores Relacionales<text:tab/>15</text:p>
          <text:p text:style-name="P61">Operadores Lógicos<text:tab/>15</text:p>
          <text:p text:style-name="P61">IF<text:tab/>15</text:p>
          <text:p text:style-name="P61">IF – THEN - ELSE<text:tab/>15</text:p>
          <text:p text:style-name="P63">Funciones Incorporadas.<text:tab/>17</text:p>
          <text:p text:style-name="P63">Nomenclatura <text:tab/>17</text:p>
        </text:index-body>
      </text:table-of-content>
      <text:p text:style-name="Text_20_body"/>
      <text:h text:style-name="P74" text:outline-level="3">Estructura de un programa CL.</text:h>
      <text:p text:style-name="P8"/>
      <text:p text:style-name="P10">/*** INICIO DEL PROGRAMA ***/</text:p>
      <text:p text:style-name="P11">PGM</text:p>
      <text:p text:style-name="P37">DCLF<text:tab/> <text:s text:c="2"/><text:span text:style-name="T1">....</text:span> <text:span text:style-name="T2">Declaración de ficheros.</text:span></text:p>
      <text:p text:style-name="P37">DCLF <text:s text:c="3"/><text:span text:style-name="T1">....</text:span></text:p>
      <text:p text:style-name="P38"/>
      <text:p text:style-name="P38">DCL <text:s text:c="4"/>.... <text:span text:style-name="T2">Declaración de variables.</text:span></text:p>
      <text:p text:style-name="P38">DCL <text:s text:c="4"/>....</text:p>
      <text:p text:style-name="P38">DCL <text:s text:c="4"/>....</text:p>
      <text:p text:style-name="P38"/>
      <text:p text:style-name="P38">CALL<text:tab/><text:tab/> <text:s text:c="2"/><text:span text:style-name="T3">Instrucciones del programa.</text:span></text:p>
      <text:p text:style-name="P38">IF ...</text:p>
      <text:p text:style-name="P38">...</text:p>
      <text:p text:style-name="P38">...</text:p>
      <text:p text:style-name="P11">ENDPGM</text:p>
      <text:p text:style-name="P10">/*** FIN DEL PROGRAMA ***/</text:p>
      <text:p text:style-name="P40"/>
      <text:h text:style-name="Heading_20_3" text:outline-level="3">Tipos de Datos CL:</text:h>
      <text:p text:style-name="Standard"/>
      <table:table table:name="Tabla1" table:style-name="Tabla1">
        <table:table-column table:style-name="Tabla1.A"/>
        <table:table-column table:style-name="Tabla1.B"/>
        <table:table-column table:style-name="Tabla1.C"/>
        <table:table-row>
          <table:table-cell table:style-name="Tabla1.A1" office:value-type="string">
            <text:p text:style-name="P45">TYPE</text:p>
          </table:table-cell>
          <table:table-cell table:style-name="Tabla1.A1" office:value-type="string">
            <text:p text:style-name="P45">LEN</text:p>
          </table:table-cell>
          <table:table-cell table:style-name="Tabla1.C1" office:value-type="string">
            <text:p text:style-name="P45">VALOR DEFECTO</text:p>
          </table:table-cell>
        </table:table-row>
        <table:table-row>
          <table:table-cell table:style-name="Tabla1.A2" office:value-type="string">
            <text:p text:style-name="P2">*DEC</text:p>
          </table:table-cell>
          <table:table-cell table:style-name="Tabla1.A2" office:value-type="string">
            <text:p text:style-name="P46">Defecto 15.5, Máximo 15.9</text:p>
          </table:table-cell>
          <table:table-cell table:style-name="Tabla1.C2" office:value-type="string">
            <text:p text:style-name="P46">0</text:p>
          </table:table-cell>
        </table:table-row>
        <table:table-row>
          <table:table-cell table:style-name="Tabla1.A2" office:value-type="string">
            <text:p text:style-name="P2">*CHAR</text:p>
          </table:table-cell>
          <table:table-cell table:style-name="Tabla1.A2" office:value-type="string">
            <text:p text:style-name="P46">Defecto 32, Máximo 9999.</text:p>
          </table:table-cell>
          <table:table-cell table:style-name="Tabla1.C2" office:value-type="string">
            <text:p text:style-name="P46"/>
          </table:table-cell>
        </table:table-row>
        <table:table-row>
          <table:table-cell table:style-name="Tabla1.A2" office:value-type="string">
            <text:p text:style-name="P2">*LGL</text:p>
          </table:table-cell>
          <table:table-cell table:style-name="Tabla1.A2" office:value-type="string">
            <text:p text:style-name="P46">1.</text:p>
          </table:table-cell>
          <table:table-cell table:style-name="Tabla1.C2" office:value-type="string">
            <text:p text:style-name="P46">0</text:p>
          </table:table-cell>
        </table:table-row>
      </table:table>
      <text:p text:style-name="Standard"/>
      <text:p text:style-name="Standard"/>
      <text:p text:style-name="Standard"/>
      <text:p text:style-name="Standard"/>
      <text:p text:style-name="Horizontal_20_Line"/>
      <text:h text:style-name="Heading_20_3" text:outline-level="3">Mandatos CL:</text:h>
      <text:p text:style-name="Standard"/>
      <text:h text:style-name="Heading_20_5" text:outline-level="5">DCLF</text:h>
      <text:p text:style-name="Standard"/>
      <text:p text:style-name="P3">El mandato Declarar archivo (DCLF) declara un archivo (por nombre) para un programa de lenguaje de control (CL). Sólo se permite un mandato DCLF en un programa CL; este mandato <text:soft-page-break/>especifica el nombre del archivo y los formatos de registro que van a utilizarse en el programa.</text:p>
      <text:p text:style-name="Standard"/>
      <text:p text:style-name="P4">Ejemplo:</text:p>
      <text:p text:style-name="Standard"/>
      <text:p text:style-name="P1">DCLF <text:s text:c="6"/>FILE(NOMINA/CERTIFM)</text:p>
      <text:p text:style-name="Standard"/>
      <text:p text:style-name="Horizontal_20_Line"/>
      <text:h text:style-name="Heading_20_5" text:outline-level="5">SNDRCVF</text:h>
      <text:p text:style-name="Standard"/>
      <text:p text:style-name="Standard">Se utiliza en un programa CL, para enviar y recibir datos a/desde un dispositivo de pantalla identificado en el mandato. Debe haber sido declarado previamente con DCLF.</text:p>
      <text:p text:style-name="Standard"><text:s text:c="3"/></text:p>
      <text:p text:style-name="P5">Formato de registro (RCDFMT).</text:p>
      <text:p text:style-name="Standard"/>
      <text:p text:style-name="Standard">Especifica el nombre del formato de registro que se utiliza para pasar los datos entre el programa CL y el usuario.</text:p>
      <text:p text:style-name="Standard"/>
      <text:p text:style-name="P4">Ejemplo:</text:p>
      <text:p text:style-name="Standard">Enviar/Recibir datos desde el formato de registro XERTI del fichero de pantalla declarado.</text:p>
      <text:p text:style-name="Standard"/>
      <text:p text:style-name="P1">SNDRCVF <text:s text:c="3"/>RCDFMT(XERTI)</text:p>
      <text:p text:style-name="Standard"/>
      <text:p text:style-name="Horizontal_20_Line"/>
      <text:p text:style-name="Standard"/>
      <text:h text:style-name="Heading_20_5" text:outline-level="5">DCL</text:h>
      <text:p text:style-name="Standard"/>
      <text:p text:style-name="P3">El mandato Declarar variable CL (DCL) define las variables de <text:s/>programa del lenguaje de control (CL) utilizadas en los programa CL. Estas variables se utilizan para almacenar y actualizar los datos y para recibir los parámetros procedentes de otro programa cuando se realiza una llamada. </text:p>
      <text:p text:style-name="Standard"/>
      <text:p text:style-name="Standard"/>
      <text:p text:style-name="P4">Ejemplo:</text:p>
      <text:p text:style-name="Standard">&amp;W. Carácter de 10.</text:p>
      <text:p text:style-name="Standard">&amp;ID. Decimal 5.2</text:p>
      <text:p text:style-name="Standard"/>
      <text:p text:style-name="P1">DCL <text:s text:c="7"/>VAR(&amp;W) TYPE(*CHAR) LEN(10)</text:p>
      <text:p text:style-name="P1">DCL <text:s text:c="7"/>VAR(&amp;ID) TYPE(*DEC) LEN(5 2)</text:p>
      <text:p text:style-name="P1"/>
      <text:p text:style-name="P1"/>
      <text:p text:style-name="P42"/>
      <text:h text:style-name="P75" text:outline-level="5">CHGVAR</text:h>
      <text:p text:style-name="P19"/>
      <text:p text:style-name="P25">El mandato Cambiar variable (CHGVAR) cambia el valor de una variable de Lenguaje de Control (CL) o parte de una variable tipo carácter. <text:s/>El valor puede cambiarse al valor de una constante, al <text:soft-page-break/>valor de otra variable, o al valor tomado de la evaluación de una expresión o <text:s/>función incorporada. <text:s text:c="41"/>También se puede usar CHGVAR para cambiar el tipo de datos que se tenga en una variable numérica a carácter y viceversa.</text:p>
      <text:p text:style-name="P25"/>
      <text:p text:style-name="P25">Es posible trabajar con parte de una variable de caracteres usando %SUBSTRING.</text:p>
      <text:p text:style-name="P25"/>
      <text:p text:style-name="P4">Ejemplo:</text:p>
      <text:p text:style-name="P6">Establece a 0 la variable &amp;ID.</text:p>
      <text:p text:style-name="P6">Establece los caracteres 8-9-10-11 de &amp;HU, con los caracteres 1-2-3-4 de &amp;PARM.</text:p>
      <text:p text:style-name="P6"/>
      <text:p text:style-name="P12"/>
      <text:p text:style-name="P12">DCL <text:s text:c="7"/>VAR(&amp;HU) TYPE(*CHAR) VALUE('tc2aaa=0000 *and + <text:s/></text:p>
      <text:p text:style-name="P12"><text:s text:c="13"/>tc2mmm=00 *and tc2ddd=00 *and + <text:s text:c="14"/></text:p>
      <text:p text:style-name="P12"><text:s text:c="13"/>tc2cal=''L00'' *and tc2pat=''1''') <text:s text:c="11"/></text:p>
      <text:p text:style-name="P12"/>
      <text:p text:style-name="P12">CHGVAR <text:s text:c="4"/>VAR(&amp;ID) VALUE(0)</text:p>
      <text:p text:style-name="P12">CHGVAR <text:s text:c="4"/>VAR(%SST(&amp;HU <text:s/>8 4)) VALUE(%SST(&amp;PARM <text:s/>1 4))</text:p>
      <text:p text:style-name="P24"/>
      <text:p text:style-name="P24">Además de permitir expresiones aritméticas, CHGVAR, permite también:</text:p>
      <text:h text:style-name="Heading_20_6" text:outline-level="6">Operadores <text:s/>*CAT y *BCAT</text:h>
      <text:p text:style-name="P25">Su función es la de realizar <text:span text:style-name="T6">Operaciones de concatenación</text:span> entre dos variables (o constantes) de tipo carácter, y asignar el resultado a una variable. El operador BCAT es similar a CAT, salvo que concatena introduciendo un blanco entre ambos valores.</text:p>
      <text:p text:style-name="P24"/>
      <text:p text:style-name="P12">CHGVAR <text:s text:c="4"/>VAR(&amp;resultado) VALUE('Hola' *CAT ' Ejemplo CAT')</text:p>
      <text:p text:style-name="P12"/>
      <text:p text:style-name="P27">La variable &amp;resultado quedaría: 'Hola Ejemplo CAT'</text:p>
      <text:p text:style-name="P12"/>
      <text:p text:style-name="P19">Funciones Incorporadas</text:p>
      <text:p text:style-name="Text_20_body">Permite el uso de funciones incorporadas como SUBSTRING:</text:p>
      <text:p text:style-name="P24"/>
      <text:p text:style-name="P12">CHGVAR <text:s text:c="4"/>VAR(&amp;resultado) VALUE(%SUBSTRING(&amp;mivar 1 3))</text:p>
      <text:p text:style-name="P24"/>
      <text:p text:style-name="P24"><text:span text:style-name="T6">Mensajes de error para CHGVAR <text:s text:c="2"/></text:span><text:s text:c="23"/></text:p>
      <text:p text:style-name="P24"><text:s text:c="4"/>Mensajes *ESCAPE <text:s text:c="30"/></text:p>
      <text:p text:style-name="P24"><text:s text:c="4"/>CPF0816 <text:s text:c="4"/>La máscara %SWITCH &amp;1 no es válida.</text:p>
      <text:p text:style-name="P24"/>
      <text:p text:style-name="P43"><text:soft-page-break/></text:p>
      <text:h text:style-name="P75" text:outline-level="5">RTVJOBA</text:h>
      <text:p text:style-name="P25"/>
      <text:p text:style-name="P25">El mandato Recuperar Atributos de Trabajo (RTVJOBA) se utiliza en un programa CL para recuperar los valores de uno o más atributos de trabajo y sitúa los valores en la variable CL especificada. Los atributos se recuperan para el trabajo en el que está utilizándose este mandato.</text:p>
      <text:p text:style-name="P25"/>
      <text:p text:style-name="P25">Una vez obtenidos estos valores se pueden utilizar posteriormente con mandatos como CPYSPLF. <text:s text:c="54"/></text:p>
      <text:p text:style-name="P24"/>
      <text:p text:style-name="P24">Ejemplo:</text:p>
      <text:p text:style-name="P24">Obtiene el nombre del trabajo, y el número, en las variables &amp;JOB y &amp;NBR.</text:p>
      <text:p text:style-name="P24"/>
      <text:p text:style-name="P12">RTVJOBA <text:s text:c="3"/>JOB(&amp;JOB) NBR(&amp;NBR)</text:p>
      <text:p text:style-name="P24"/>
      <text:p text:style-name="P24"/>
      <text:p text:style-name="P42"/>
      <text:h text:style-name="P75" text:outline-level="5">CHGJOB</text:h>
      <text:p text:style-name="P24"/>
      <text:p text:style-name="P24">El mandato Cambiar Trabajo (CHGJOB) cambia algunos de los atributos de un trabajo, entre ellos: <text:s text:c="40"/></text:p>
      <text:list xml:id="list1568963328" text:style-name="L1">
        <text:list-item>
          <text:p text:style-name="P65">Prioridad de planificación.</text:p>
        </text:list-item>
        <text:list-item>
          <text:p text:style-name="P65">Cola de trabajos.</text:p>
        </text:list-item>
        <text:list-item>
          <text:p text:style-name="P65">Texto de impresión.</text:p>
        </text:list-item>
        <text:list-item>
          <text:p text:style-name="P65">Controles de anotación de mensajes.</text:p>
        </text:list-item>
        <text:list-item>
          <text:p text:style-name="P65">Anotaciones de mandatos CL que se ejecutan.</text:p>
        </text:list-item>
        <text:list-item>
          <text:p text:style-name="P65">Control de respuesta a mensaje de consulta.</text:p>
        </text:list-item>
      </text:list>
      <text:p text:style-name="P28">(ver referencia)</text:p>
      <text:h text:style-name="Heading_20_6" text:outline-level="6">Conmutadores de trabajo (SWS)</text:h>
      <text:p text:style-name="P20"/>
      <text:p text:style-name="P25">Especifica las posiciones de los conmutadores para un grupo de ocho conmutadores de trabajo que se utilizan con el trabajo. Estos conmutadores pueden establecerse o probarse en un programa CL y se utilizan para controlar el flujo del programa. Los únicos valores <text:s/>válidos para cada conmutador de 1 dígito son 0 (apagado), 1 (encendido) o X. La X indica que un valor de conmutador no cambia. </text:p>
      <text:p text:style-name="P24"/>
      <text:p text:style-name="P24">Ejemplo:</text:p>
      <text:p text:style-name="P24"><text:soft-page-break/>Activa el primer conmutador de trabajo.</text:p>
      <text:p text:style-name="P24"/>
      <text:p text:style-name="P12">CHGJOB <text:s text:c="4"/>SWS(10000000) </text:p>
      <text:p text:style-name="P12"/>
      <text:p text:style-name="P24">Ejemplo:</text:p>
      <text:p text:style-name="P28">Para obtener el valor del conmutador SWS y hacer alguna operación:</text:p>
      <text:p text:style-name="P24"/>
      <text:p text:style-name="P58"><text:tab/>IF<text:tab/>COND(SWS='10000000') THEN (DO)</text:p>
      <text:p text:style-name="P58"><text:tab/><text:tab/>...</text:p>
      <text:p text:style-name="P58"><text:tab/>ENDDO</text:p>
      <text:p text:style-name="P12"/>
      <text:p text:style-name="P43"/>
      <text:h text:style-name="P75" text:outline-level="5">MONMSG</text:h>
      <text:p text:style-name="P24"/>
      <text:p text:style-name="P25">El mandato Supervisar Mensaje (MONMSG) se utiliza para supervisar mensajes de escape, de notificación, y de estado enviados a la cola de mensajes del programa en que se utiliza el mandato.</text:p>
      <text:p text:style-name="P25">Los mensajes de terminación y de diagnóstico no pueden supervisarse. Puede especificarse un máximo de 1000 mandatos MONMSG en un programa. </text:p>
      <text:p text:style-name="P25"/>
      <text:p text:style-name="P20">Mandato a ejecutar (EXEC)</text:p>
      <text:p text:style-name="P25">Si se especifica un mandato en este parámetro, será procesado, cuando un mensaje en la cola de mensajes, cumpla la condición establecida en el por MSGID. </text:p>
      <text:p text:style-name="P25"><text:span text:style-name="T6">El mandato monitorizado es el mandato anterior al MONMSG</text:span>, y si no se especifica ningún mandato y un mensaje supervisado llega a la cola, se ignora el mensaje, y el control pasa al siguiente mandato del programa. <text:s text:c="2"/></text:p>
      <text:p text:style-name="P25"/>
      <text:p text:style-name="P29">Ejemplo:</text:p>
      <text:p text:style-name="P25">Monitoriza el mensaje CPF0000. <text:span text:style-name="T7">Si se especifica CPF0000, se supervisan todos los mensajes CPF.</text:span></text:p>
      <text:p text:style-name="P25"/>
      <text:p text:style-name="P13">MONMSG <text:s text:c="4"/>MSGID(CPF0000) </text:p>
      <text:p text:style-name="P43"/>
      <text:h text:style-name="P76" text:outline-level="5">OVRDBF</text:h>
      <text:p text:style-name="P25"/>
      <text:p text:style-name="P25">En ocasiones, es necesario hacer algunos cambios en las funciones del programa, sin recompilar el programa. Por ejemplo, puede ser necesario cambiar el nombre de un fichero, de un miembro, o de <text:soft-page-break/>algún atributo de la base de datos o del fichero de pantalla.</text:p>
      <text:p text:style-name="P25">El sistema que tiene el AS/400 de hacer esto, es mediante <text:span text:style-name="T6">overrides </text:span>(alteraciones). Usando estas alteraciones, es posible hacer programas más genéricos y flexibles.</text:p>
      <text:p text:style-name="P25"/>
      <text:p text:style-name="P29">El mandato Alterar Temporalmente Archivo de Base de Datos (OVRDBF), se utiliza para:</text:p>
      <text:p text:style-name="P29"/>
      <text:list xml:id="list2139540982" text:style-name="L2">
        <text:list-item>
          <text:p text:style-name="P68">Alterar temporalmente (sustituir) el archivo denominado en el programa.</text:p>
        </text:list-item>
      </text:list>
      <text:p text:style-name="P53">Para alterar temporalmente (sustituir) un archivo designado en el programa, especifique el nombre de dicho archivo en el parámetro FILE y especifique el nombre del archivo que lo altera temporalmente (el archivo a procesar por el programa) en el parámetro TOFILE.</text:p>
      <text:p text:style-name="P53"/>
      <text:list xml:id="list301559971" text:continue-numbering="true" text:style-name="L2">
        <text:list-item>
          <text:p text:style-name="P68">Alterar temporalmente ciertos parámetros de un archivo utilizados por el programa.</text:p>
        </text:list-item>
      </text:list>
      <text:p text:style-name="P53">Para alterar temporalmente únicamente determinados parámetros del programa. Se introduce el mismo valor en FILE y en TOFILE, y a continuación, se alteran los parámetros específicos del archivo.</text:p>
      <text:p text:style-name="P53"/>
      <text:list xml:id="list631710098" text:continue-numbering="true" text:style-name="L2">
        <text:list-item>
          <text:p text:style-name="P68">Alterar temporalmente el archivo denominado en el programa y alterar temporalmente ciertos parámetros del archivo que se procesa.</text:p>
        </text:list-item>
      </text:list>
      <text:p text:style-name="P25"/>
      <text:p text:style-name="P20">Parámetro FILE:</text:p>
      <text:p text:style-name="P25">Especifica el nombre del archivo al se aplica el mandato de alterar temporalmente.</text:p>
      <text:p text:style-name="P25"/>
      <text:p text:style-name="P20">Parámetro TOFILE:</text:p>
      <text:p text:style-name="P25">Especifica el nombre del archivo al se aplica el mandato de alterar temporalmente.</text:p>
      <text:p text:style-name="P25"/>
      <text:p text:style-name="P20">Parámetro SHARE:</text:p>
      <text:p text:style-name="P25"><text:s text:c="24"/></text:p>
      <text:p text:style-name="P25">Especifica si la vía de datos abierta (ODP) se comparte con otros programas del mismo paso de direccionamiento. <text:span text:style-name="T6">Para hacer un OPNQRYF sobre un fichero, este debe estar primero alterado con un OVRDBF con SHARE a (*YES).</text:span></text:p>
      <text:p text:style-name="P20"/>
      <text:p text:style-name="P20">Bloqueo del formato registro (RCDFMTLCK):</text:p>
      <text:p text:style-name="P25">Especifica el tipo de bloqueo, de los datos asociados a cada fichero alterado con OVRDBF.</text:p>
      <text:p text:style-name="P20"><text:s text:c="18"/></text:p>
      <table:table table:name="Tabla3" table:style-name="Tabla3">
        <table:table-column table:style-name="Tabla3.A"/>
        <table:table-column table:style-name="Tabla3.B"/>
        <table:table-column table:style-name="Tabla3.C"/>
        <table:table-row>
          <table:table-cell table:style-name="Tabla3.A1" office:value-type="string">
            <text:p text:style-name="P22">Estado</text:p>
          </table:table-cell>
          <table:table-cell table:style-name="Tabla3.A1" office:value-type="string">
            <text:p text:style-name="P22">Descripción</text:p>
          </table:table-cell>
          <table:table-cell table:style-name="Tabla3.C1" office:value-type="string">
            <text:p text:style-name="P48"/>
          </table:table-cell>
        </table:table-row>
        <table:table-row>
          <table:table-cell table:style-name="Tabla3.A2" office:value-type="string">
            <text:p text:style-name="P20">*SHRRD</text:p>
          </table:table-cell>
          <table:table-cell table:style-name="Tabla3.A2" office:value-type="string">
            <text:p text:style-name="P23">Lectura compartida</text:p>
          </table:table-cell>
          <table:table-cell table:style-name="Tabla3.C2" office:value-type="string">
            <text:p text:style-name="P49">Lectura y actualización permitidas.</text:p>
          </table:table-cell>
        </table:table-row>
        <text:soft-page-break/>
        <table:table-row>
          <table:table-cell table:style-name="Tabla3.A2" office:value-type="string">
            <text:p text:style-name="P20">*SHRNUP</text:p>
          </table:table-cell>
          <table:table-cell table:style-name="Tabla3.A2" office:value-type="string">
            <text:p text:style-name="P23">Lectura compartida, sin actualización</text:p>
          </table:table-cell>
          <table:table-cell table:style-name="Tabla3.C2" office:value-type="string">
            <text:p text:style-name="P49">Lectura permitida, actualización no permitida.</text:p>
          </table:table-cell>
        </table:table-row>
        <table:table-row>
          <table:table-cell table:style-name="Tabla3.A2" office:value-type="string">
            <text:p text:style-name="P20">*SHRUP</text:p>
          </table:table-cell>
          <table:table-cell table:style-name="Tabla3.A2" office:value-type="string">
            <text:p text:style-name="P23">Actual. compartida</text:p>
          </table:table-cell>
          <table:table-cell table:style-name="Tabla3.C2" office:value-type="string">
            <text:p text:style-name="P49">Lectura y actualización permitidas.</text:p>
          </table:table-cell>
        </table:table-row>
        <table:table-row>
          <table:table-cell table:style-name="Tabla3.A2" office:value-type="string">
            <text:p text:style-name="P20">*EXCLRD</text:p>
          </table:table-cell>
          <table:table-cell table:style-name="Tabla3.A2" office:value-type="string">
            <text:p text:style-name="P23">Exclusivo permitir lectura</text:p>
          </table:table-cell>
          <table:table-cell table:style-name="Tabla3.C2" office:value-type="string">
            <text:p text:style-name="P49">Lectura permitida, actualización no permitida.</text:p>
          </table:table-cell>
        </table:table-row>
        <table:table-row>
          <table:table-cell table:style-name="Tabla3.A2" office:value-type="string">
            <text:p text:style-name="P20">*EXCL</text:p>
          </table:table-cell>
          <table:table-cell table:style-name="Tabla3.A2" office:value-type="string">
            <text:p text:style-name="P23">Exclusivo no lectura</text:p>
          </table:table-cell>
          <table:table-cell table:style-name="Tabla3.C2" office:value-type="string">
            <text:p text:style-name="P49">Ni lectura ni actual permitidas.</text:p>
          </table:table-cell>
        </table:table-row>
      </table:table>
      <text:p text:style-name="P20"/>
      <text:p text:style-name="P29">Ejemplo:</text:p>
      <text:p text:style-name="P25">Altera un fichero, compartiendo la vía de datos con SHARE(*YES), y renombrando el archivo con el que trabajarán los programas.</text:p>
      <text:p text:style-name="P25"/>
      <text:p text:style-name="P13">OVRDBF <text:s text:c="3"/>FILE(PMCCALPF) TOFILE(CPMOLIB/TMCCALPF) <text:s/>+ <text:s text:c="12"/></text:p>
      <text:p text:style-name="P20"><text:span text:style-name="T10">SHARE(*YES) <text:s text:c="16"/></text:span><text:s text:c="12"/></text:p>
      <text:p text:style-name="P20"/>
      <text:p text:style-name="Horizontal_20_Line"/>
      <text:h text:style-name="P76" text:outline-level="5">DLTOVR</text:h>
      <text:p text:style-name="P20"/>
      <text:p text:style-name="P25">Suprime una o varias alteraciones temporales creadas con OVRDBF.</text:p>
      <text:p text:style-name="P25"/>
      <text:p text:style-name="P20">Parámetros FILE:</text:p>
      <text:p text:style-name="P25">Especifica el fichero que contiene la alteración que se desea eliminar, se puede usar el valor *ALL para suprimir todas las alteraciones de archivo.</text:p>
      <text:p text:style-name="P25"/>
      <text:p text:style-name="P13">DLTOVR <text:s text:c="4"/>FILE(*ALL)</text:p>
      <text:p text:style-name="P20"/>
      <text:p text:style-name="Horizontal_20_Line"/>
      <text:h text:style-name="P76" text:outline-level="5">OPNQRYF</text:h>
      <text:p text:style-name="P20"/>
      <text:p text:style-name="P25">El comando Open Query File, crea una vía de acceso temporal, con una vista alternativa de los registros del fichero de base de datos. Sólo el trabajo que ejecuta el mandato OPNQRYF puede usar esta vía de acceso temporal.</text:p>
      <text:p text:style-name="P25">Para hacer un OPNQRYF sobre un fichero, este debe estar primero alterado con un OVRDBF con SHARE a (*YES).</text:p>
      <text:p text:style-name="P20"/>
      <text:p text:style-name="P29">Se utiliza para abrir un archivo, permitiendo realizar alguna de las siguientes operaciones:</text:p>
      <text:list xml:id="list2032746913" text:style-name="L3">
        <text:list-item>
          <text:p text:style-name="P66"><text:soft-page-break/>Seleccionar un conjunto de registros.</text:p>
        </text:list-item>
        <text:list-item>
          <text:p text:style-name="P66">Agrupando valores y calcular funciones agregadas.</text:p>
        </text:list-item>
        <text:list-item>
          <text:p text:style-name="P66">Seleccionar un subconjunto de los registros disponibles.</text:p>
        </text:list-item>
        <text:list-item>
          <text:p text:style-name="P66">Clasificar registros de resultados por valor de uno o más campos clave.</text:p>
        </text:list-item>
        <text:list-item>
          <text:p text:style-name="P66">Calcular campos que no existen en el fichero físico.</text:p>
        </text:list-item>
      </text:list>
      <text:p text:style-name="P20"/>
      <text:p text:style-name="P20">Parámetro FILE:</text:p>
      <text:p text:style-name="P20"/>
      <text:p text:style-name="P25">Especifica uno o más archivos, miembros y formatos de registro, procesados por el <text:s/>archivo de consulta abierto.</text:p>
      <text:p text:style-name="P20"/>
      <text:p text:style-name="P20">Expresión selección consulta (QRYSLT):</text:p>
      <text:p text:style-name="P25">Especifica los valores de utilizados para filtrar los registros.</text:p>
      <text:p text:style-name="P20">ALL: <text:span text:style-name="T8">Se seleccionan todos los registros.</text:span></text:p>
      <text:p text:style-name="P20">Consulta: <text:span text:style-name="T8">Expresión de hasta 512 caracteres que describen los valores utilizados para filtrar el archivo. Pueden usarse expresiones lógicas del tipo *EQ y *NE. </text:span></text:p>
      <text:p text:style-name="P25">Las variables alfanuméricas, deberán estar contenidas entre doble comilla, “ (Mayúsculas + 2) <text:s/>o ''. </text:p>
      <text:p text:style-name="P25">Ejemplo:</text:p>
      <text:p text:style-name="P25"/>
      <text:p text:style-name="P13">CHGVAR <text:s text:c="4"/>VAR(&amp;QUERY) VALUE('XCENTRO = 2320' *BCAT + <text:s text:c="4"/></text:p>
      <text:p text:style-name="P13"><text:s text:c="13"/>'*and XMKBDEF =' *BCAT '"' *CAT &amp;MKBDE + <text:s text:c="4"/></text:p>
      <text:p text:style-name="P13"><text:s text:c="13"/>*CAT '"') </text:p>
      <text:p text:style-name="P13"/>
      <text:p text:style-name="P25">El contenido de la variable &amp;QUERY, para &amp;MKBDE='*', sería: <text:s/><text:span text:style-name="T9">'XCENTRO = 2320 *and XMKBDEF = “*”'.</text:span></text:p>
      <text:p text:style-name="P25"/>
      <text:p text:style-name="P20">Especificaciones campo clave (KEYFLD)</text:p>
      <text:p text:style-name="P25">Especifica el nombre de uno o más campos clave, que se utilizan para clasificar los registros.</text:p>
      <text:p text:style-name="P25"/>
      <text:p text:style-name="P20">Ejemplo de OVRDBF y OPNQRYF:</text:p>
      <text:p text:style-name="P13">*********************************************************</text:p>
      <text:p text:style-name="P13"><text:span text:style-name="T13">PGM </text:span><text:s text:c="7"/>/* PRUEBAS OPNQRYF */ <text:s text:c="22"/></text:p>
      <text:p text:style-name="P13"/>
      <text:p text:style-name="P13"><text:span text:style-name="T6">DCL</text:span> <text:s text:c="7"/>VAR(&amp;QUERY) TYPE(*CHAR) LEN(50) <text:s text:c="14"/></text:p>
      <text:p text:style-name="P13"><text:span text:style-name="T6">CHGVAR </text:span><text:s text:c="4"/>VAR(&amp;QUERY) <text:span text:style-name="T6">VALUE('XCENTRO = 2320') </text:span><text:s text:c="10"/></text:p>
      <text:p text:style-name="P13"><text:span text:style-name="T6">OVRDBF</text:span> <text:tab/> FILE(PERMSPPF) <text:span text:style-name="T6">SHARE(*YES)</text:span> <text:s text:c="23"/></text:p>
      <text:p text:style-name="P13"><text:soft-page-break/><text:span text:style-name="T6">OPNQRYF</text:span> <text:s text:c="3"/>FILE((NOMINA/PERMSPPF)) <text:span text:style-name="T6">QRYSLT(&amp;QUERY)</text:span> <text:s text:c="7"/></text:p>
      <text:p text:style-name="P14">******* programa para listar los registros del fichero.</text:p>
      <text:p text:style-name="P13">CALL <text:s text:c="6"/>PGM(NOMINA/KKOPENQ) <text:s text:c="26"/></text:p>
      <text:p text:style-name="P13"><text:span text:style-name="T6">CLOF</text:span> <text:s text:c="6"/>OPNID(PERMSPPF) <text:s text:c="30"/></text:p>
      <text:p text:style-name="P13"><text:span text:style-name="T6">DLTOVR</text:span> <text:s text:c="4"/>FILE(*ALL) </text:p>
      <text:p text:style-name="P13"><text:s text:c="35"/></text:p>
      <text:p text:style-name="P13"><text:span text:style-name="T13">ENDPGM </text:span><text:s text:c="5"/></text:p>
      <text:p text:style-name="P13"><text:s text:c="44"/></text:p>
      <text:p text:style-name="P41"/>
      <text:p text:style-name="P13"/>
      <text:p text:style-name="P20">Ejemplo de OVRDBF y OPNQRYF, concatenando el valor de varias variables.</text:p>
      <text:p text:style-name="P13"><text:s text:c="19"/></text:p>
      <text:p text:style-name="P13"><text:span text:style-name="T13">PGM</text:span> <text:s text:c="7"/>/* PRUEBAS OPNQRYF */ <text:s text:c="25"/></text:p>
      <text:p text:style-name="P13">*********************************************************/</text:p>
      <text:p text:style-name="P13">DCL <text:s text:c="7"/>VAR(&amp;QUERY) TYPE(*CHAR) LEN(50) <text:s text:c="15"/></text:p>
      <text:p text:style-name="P13">DCL <text:s text:c="7"/>VAR(&amp;MKBDE) TYPE(*CHAR) LEN(1) <text:s text:c="16"/></text:p>
      <text:p text:style-name="P13">DCL <text:s text:c="7"/>VAR(&amp;ORDEN) TYPE(*CHAR) LEN(10) <text:s text:c="15"/></text:p>
      <text:p text:style-name="P13">CHGVAR <text:s text:c="4"/>VAR(&amp;ORDEN) VALUE('XAPELL1') <text:s text:c="18"/></text:p>
      <text:p text:style-name="P13">CHGVAR <text:s text:c="4"/>VAR(&amp;MKBDE) VALUE('*') <text:s text:c="24"/></text:p>
      <text:p text:style-name="P15">CHGVAR <text:s text:c="4"/>VAR(&amp;QUERY) VALUE('XCENTRO = 2320' *BCAT + <text:s text:c="4"/></text:p>
      <text:p text:style-name="P15"><text:s text:c="13"/>'*and XMKBDEF =' *BCAT '"' *CAT &amp;MKBDE + <text:s text:c="4"/></text:p>
      <text:p text:style-name="P13"><text:span text:style-name="T6"><text:s text:c="13"/>*CAT '"') <text:s text:c="2"/></text:span><text:s text:c="33"/></text:p>
      <text:p text:style-name="P13">OVRDBF FILE(PERMSPPF) SHARE(*YES) <text:s text:c="24"/></text:p>
      <text:p text:style-name="P15">OPNQRYF <text:s text:c="3"/>FILE((NOMINA/PERMSPPF)) QRYSLT(&amp;QUERY) + <text:s text:c="6"/></text:p>
      <text:p text:style-name="P13"><text:span text:style-name="T6"><text:s text:c="13"/>KEYFLD((&amp;ORDEN *ASCEND)) <text:s text:c="6"/></text:span><text:s text:c="14"/></text:p>
      <text:p text:style-name="P14">******* programa para listar los registros del fichero.</text:p>
      <text:p text:style-name="P13">CALL <text:s text:c="6"/>PGM(NOMINA/KKOPENQ) <text:s text:c="27"/></text:p>
      <text:p text:style-name="P13">CLOF <text:s text:c="6"/>OPNID(PERMSPPF) <text:s text:c="31"/></text:p>
      <text:p text:style-name="P13">DLTOVR <text:s text:c="4"/>FILE(*ALL)</text:p>
      <text:p text:style-name="P13"><text:span text:style-name="T13">ENDPGM </text:span><text:s text:c="4"/></text:p>
      <text:p text:style-name="P13"/>
      <text:p text:style-name="Horizontal_20_Line"/>
      <text:h text:style-name="P75" text:outline-level="5">OVRPRTF</text:h>
      <text:p text:style-name="Text_20_body"/>
      <text:p text:style-name="P31"><text:soft-page-break/>Alterar Temporalmente Archivo de Impresora (OVRPRTF). Este mandato es similar a OVRDBF, permite alterar un archivo de impresora, cambiándole el nombre del fichero, o alguno de sus atributos. </text:p>
      <text:p text:style-name="P31"/>
      <text:p text:style-name="P29">Principalmente, tiene dos propósitos:</text:p>
      <text:list xml:id="list1758759147" text:style-name="L4">
        <text:list-item>
          <text:p text:style-name="P69">Dirigir al programa para que use otro fichero, distinto al fichero con el que ha sido compilado. </text:p>
        </text:list-item>
        <text:list-item>
          <text:p text:style-name="P69">Alterar temporalmente los atributos de un fichero que va a utilizar un programa.</text:p>
        </text:list-item>
      </text:list>
      <text:p text:style-name="P31"/>
      <text:p text:style-name="P31">Estos atributos incluyen, que fuente se usará, el tamaño del papel de la impresora, el nº de copias a imprimir del informe. </text:p>
      <text:p text:style-name="P31">Una vez que un programa CL ejecuta un OVRPRTF, estos cambios tendrán efecto durante toda la ejecución del programa, y desaparecerán por una de las siguientes razones:</text:p>
      <text:p text:style-name="P31"/>
      <text:list xml:id="list1227925661" text:style-name="L5">
        <text:list-item>
          <text:p text:style-name="P70">Fin del Programa.</text:p>
        </text:list-item>
        <text:list-item>
          <text:p text:style-name="P70">Se llama a un mandato <text:span text:style-name="T6">DLTOVR</text:span> (Delete Override).</text:p>
        </text:list-item>
        <text:list-item>
          <text:p text:style-name="P70">Encuentra otro mandato OVRPRTF, para alterar el mismo fichero de impresora.</text:p>
        </text:list-item>
      </text:list>
      <text:p text:style-name="P31"/>
      <text:p text:style-name="P32"><text:span text:style-name="T6">Parámetro FILE:</text:span><text:tab/>Especifica el nombre del fichero de impresora a alterar.</text:p>
      <text:p text:style-name="P32"/>
      <text:p text:style-name="P32"><text:span text:style-name="T6">Parámetro PAGESIZE:</text:span> <text:tab/>Especifica la longitud y la anchura de los formularios de impresora <text:tab/>que se utilizarán para imprimir el archivo. La longitud se especifica <text:tab/>en líneas por página, y la anchura se especifica en caracteres. Tanto <text:tab/>longitud como anchura, no deben sobrepasar los límites reales del <text:tab/>papel.</text:p>
      <text:p text:style-name="P32"><text:span text:style-name="T6">Tipo de Formulario:</text:span><text:tab/>Especifica el tipo de formularios utilizado para imprimir el fichero.</text:p>
      <text:p text:style-name="P21"/>
      <text:p text:style-name="P32"><text:span text:style-name="T6">Parámetro OUTQ:</text:span><text:tab/>Especifica una cola de salida para enviar el informe.</text:p>
      <text:p text:style-name="P32"><text:span text:style-name="T6">Parámetro SAVE:<text:tab/></text:span><text:span text:style-name="T8">Si está a *YES, el archivo se enviará con estado “salvado”.</text:span></text:p>
      <text:p text:style-name="P31"/>
      <text:p text:style-name="P31">Existen otros parámetros útiles, que se pueden configurar desde OVRPRTF, como nº de página inicial, final, prioridad de salida, propietario, etc.</text:p>
      <text:p text:style-name="P31"/>
      <text:p text:style-name="P31">Ejemplo:</text:p>
      <text:p text:style-name="P31">Altera el fichero QSYSPRT, dirigiéndolo a la cola PRT22, con un tamaño de página 72 (longitud 72), y tipo de formulario BCODE72.</text:p>
      <text:p text:style-name="P31"/>
      <text:p text:style-name="P16">OVRPRTF <text:s text:c="3"/>FILE(QSYSPRT) PAGESIZE(72) OVRFLW(72) + <text:s text:c="2"/></text:p>
      <text:p text:style-name="P16"><text:soft-page-break/><text:s text:c="13"/>OUTQ(PRT22) FORMTYPE(BCODE72) SAVE(*YES) <text:s/></text:p>
      <text:p text:style-name="P16"/>
      <text:p text:style-name="P16"/>
      <text:p text:style-name="P39"/>
      <text:h text:style-name="P78" text:outline-level="5">Mandatos de Áreas de Datos</text:h>
      <text:p text:style-name="P33"/>
      <text:p text:style-name="P31"/>
      <table:table table:name="Tabla5" table:style-name="Tabla5">
        <table:table-column table:style-name="Tabla5.A"/>
        <table:table-column table:style-name="Tabla5.B"/>
        <table:table-header-rows>
          <table:table-row>
            <table:table-cell table:style-name="Tabla5.A1" office:value-type="string">
              <text:p text:style-name="Table_20_Heading">Comando</text:p>
            </table:table-cell>
            <table:table-cell table:style-name="Tabla5.B1" office:value-type="string">
              <text:p text:style-name="Table_20_Heading">Descripción</text:p>
            </table:table-cell>
          </table:table-row>
        </table:table-header-rows>
        <table:table-row>
          <table:table-cell table:style-name="Tabla5.A2" office:value-type="string">
            <text:p text:style-name="Text_20_body">CRTDTAARA</text:p>
          </table:table-cell>
          <table:table-cell table:style-name="Tabla5.B2" office:value-type="string">
            <text:p text:style-name="Table_20_Contents">Crea un objeto de área de datos en una librería específica, y lo inicializa con algún valor.</text:p>
          </table:table-cell>
        </table:table-row>
        <table:table-row>
          <table:table-cell table:style-name="Tabla5.A2" office:value-type="string">
            <text:p text:style-name="Text_20_body">DSPDTAARAA</text:p>
          </table:table-cell>
          <table:table-cell table:style-name="Tabla5.B2" office:value-type="string">
            <text:p text:style-name="Table_20_Contents">Visualiza el valor de un área de datos.</text:p>
          </table:table-cell>
        </table:table-row>
        <table:table-row>
          <table:table-cell table:style-name="Tabla5.A2" office:value-type="string">
            <text:p text:style-name="Text_20_body">RTVDTAARA</text:p>
          </table:table-cell>
          <table:table-cell table:style-name="Tabla5.B2" office:value-type="string">
            <text:p text:style-name="Table_20_Contents">Este comando recibe un valor del área de datos especificada, y lo almacena una variable previamente declarada.</text:p>
          </table:table-cell>
        </table:table-row>
        <table:table-row>
          <table:table-cell table:style-name="Tabla5.A2" office:value-type="string">
            <text:p text:style-name="Text_20_body">CHGDTAARA</text:p>
          </table:table-cell>
          <table:table-cell table:style-name="Tabla5.B2" office:value-type="string">
            <text:p text:style-name="Table_20_Contents">Actualiza un valor del área de datos.</text:p>
          </table:table-cell>
        </table:table-row>
        <table:table-row table:style-name="Tabla5.6">
          <table:table-cell table:style-name="Tabla5.A2" office:value-type="string">
            <text:p text:style-name="Text_20_body">DLTDTAARA</text:p>
          </table:table-cell>
          <table:table-cell table:style-name="Tabla5.B2" office:value-type="string">
            <text:p text:style-name="Table_20_Contents">Elimina un área de datos.</text:p>
          </table:table-cell>
        </table:table-row>
      </table:table>
      <text:p text:style-name="P3"/>
      <text:h text:style-name="P79" text:outline-level="6">CRTDTAARA</text:h>
      <text:p text:style-name="P34"/>
      <text:p text:style-name="Text_20_body">Crear área de datos, los parámetros más importantes son:</text:p>
      <text:list xml:id="list1674340526" text:style-name="L6">
        <text:list-item>
          <text:p text:style-name="P71"><text:span text:style-name="T6">TYPE:</text:span><text:tab/>El tipo de datos que almacenará el área de datos</text:p>
        </text:list-item>
        <text:list-item>
          <text:p text:style-name="P71"><text:span text:style-name="T6">LEN:</text:span><text:tab/>Tamaño del área de datos.</text:p>
        </text:list-item>
        <text:list-item>
          <text:p text:style-name="P71"><text:span text:style-name="T6">VALUE:</text:span><text:tab/>Valor predeterminado para el área de datos.</text:p>
        </text:list-item>
      </text:list>
      <text:p text:style-name="Text_20_body"/>
      <text:p text:style-name="P9">CRTDTAARA <text:s/>DTAARA(NOMINA/PRUEBASJOS) TYPE(*CHAR) +</text:p>
      <text:p text:style-name="Text_20_body"><text:span text:style-name="T9"><text:s text:c="11"/>LEN(50) VALUE('Hola') </text:span><text:s text:c="15"/></text:p>
      <text:p text:style-name="Text_20_body"/>
      <text:p text:style-name="P31">Si no se especifica un valor inicial, los valores por defecto son 0 (cero), blanco o false, según proceda.</text:p>
      <text:p text:style-name="P31"/>
      <text:h text:style-name="P79" text:outline-level="6">DLTDTAARA</text:h>
      <text:p text:style-name="P34"/>
      <text:p text:style-name="P35">Elimina área de datos del sistema.</text:p>
      <text:p text:style-name="P17">DLTDTAARA <text:s/>DTAARA(NOMINA/PRUEBASJOS)</text:p>
      <text:h text:style-name="P79" text:outline-level="6"><text:soft-page-break/>DSPDTAARA</text:h>
      <text:p text:style-name="Text_20_body"/>
      <text:p text:style-name="Text_20_body"><text:span text:style-name="T12">Visualiza el contenido de un área de datos.</text:span> </text:p>
      <text:list xml:id="list1379737190" text:style-name="L7">
        <text:list-item>
          <text:p text:style-name="P72"><text:span text:style-name="T6">Parámetro DTAARA:<text:tab/></text:span>El nombre del área de datos a visualizar.</text:p>
        </text:list-item>
        <text:list-item>
          <text:p text:style-name="P72"><text:span text:style-name="T6">Parámetro OUTPUT:<text:tab/></text:span>Se puede omitir, o incluir el valor especial *PRINT, para imprimir la salida del comando.</text:p>
        </text:list-item>
      </text:list>
      <text:p text:style-name="Text_20_body"/>
      <text:p text:style-name="P9">DSPDTAARA <text:s/>DTAARA(NOMINA/PRUEBASJOS)</text:p>
      <text:p text:style-name="P17"/>
      <text:h text:style-name="P79" text:outline-level="6">RTVDTAARA</text:h>
      <text:p text:style-name="Text_20_body"/>
      <text:p text:style-name="Text_20_body"><text:span text:style-name="T12">Obtiene el valor de un área de datos, y lo copia a una variable CL.</text:span> </text:p>
      <text:list xml:id="list1638237032" text:continue-list="list1379737190" text:style-name="L7">
        <text:list-item text:start-value="1">
          <text:p text:style-name="P72"><text:span text:style-name="T6">Parámetro DTAARA:<text:tab/></text:span>El nombre del área de datos a obtener.</text:p>
        </text:list-item>
        <text:list-item>
          <text:p text:style-name="P72"><text:span text:style-name="T6">Parámetro RTNVAR:<text:tab/></text:span><text:span text:style-name="T8">Nombre de la variable CL donde se introducirá el valor.</text:span></text:p>
        </text:list-item>
      </text:list>
      <text:p text:style-name="Text_20_body"/>
      <text:p text:style-name="Text_20_body">Se puede obtener todo el área de datos, o solo unos caracteres de la misma.</text:p>
      <text:p text:style-name="P30"/>
      <text:p text:style-name="P30">Ejemplo:</text:p>
      <text:p text:style-name="Text_20_body">Obtener los 10 primeros caracteres (empezando desde el carácter nº, leer 10 caracteres), y guardarlo en la variable CL &amp;valor.</text:p>
      <text:p text:style-name="Text_20_body"/>
      <text:p text:style-name="P17">RTVDTAARA <text:s/>DTAARA(NOMINA/PRUEBASJOS (1 10)) RTNVAR(&amp;VALOR).</text:p>
      <text:p text:style-name="P17"/>
      <text:h text:style-name="P79" text:outline-level="6">CHGDTAARA</text:h>
      <text:p text:style-name="Text_20_body"/>
      <text:p text:style-name="Text_20_body">Este mandato cambia el contenido de un área de datos, <text:span text:style-name="T6">o de una porción de la misma</text:span>. El nuevo valor, puede ser una constante, o una variable CL. </text:p>
      <text:p text:style-name="Text_20_body"/>
      <text:list xml:id="list1608955847" text:continue-list="list1638237032" text:style-name="L7">
        <text:list-item text:start-value="1">
          <text:p text:style-name="P72"><text:span text:style-name="T6">Parámetro DTAARA:<text:tab/></text:span>El nombre del área de datos a modificar.</text:p>
        </text:list-item>
        <text:list-item>
          <text:p text:style-name="P72"><text:span text:style-name="T6">Parámetro VALUE:<text:tab/></text:span><text:span text:style-name="T8">El nuevo valor del área de datos.</text:span></text:p>
        </text:list-item>
      </text:list>
      <text:p text:style-name="Text_20_body"/>
      <text:p text:style-name="P30"/>
      <text:p text:style-name="P30">Ejemplo:</text:p>
      <text:p text:style-name="Text_20_body">Actualiza los 10 primeros caracteres (empezando desde el carácter nº, leer 10 caracteres), con el valor introducido previamente en la variable &amp;valor.</text:p>
      <text:p text:style-name="Text_20_body"><text:soft-page-break/></text:p>
      <text:p text:style-name="P9">CHGDTAARA <text:s/>DTAARA(NOMINA/PRUEBASJOS (1 10)) VALUE(&amp;VALOR)</text:p>
      <text:p text:style-name="P17"/>
      <text:h text:style-name="Heading_20_6" text:outline-level="6">Ejemplo completo de áreas de datos.:</text:h>
      <text:p text:style-name="P18">*********************************************************/</text:p>
      <text:p text:style-name="P1"><text:s/><text:span text:style-name="T13">PGM</text:span> <text:s text:c="107"/></text:p>
      <text:p text:style-name="P9"><text:s/>DCL <text:s text:c="7"/>VAR(&amp;VALOR) TYPE(*CHAR) LEN(10) <text:s/></text:p>
      <text:p text:style-name="P9"><text:s text:c="14"/></text:p>
      <text:p text:style-name="P9"><text:span text:style-name="T13">/* Crea el área de datos <text:s/>NOMINA/PRUEBASJOS , tipo char ... */</text:span> <text:s text:c="57"/></text:p>
      <text:p text:style-name="P9"><text:s/>CRTDTAARA <text:s/>DTAARA(NOMINA/PRUEBASJOS) TYPE(*CHAR) + <text:s text:c="7"/></text:p>
      <text:p text:style-name="P9"><text:s text:c="14"/>LEN(50) VALUE('Hola') <text:s text:c="23"/></text:p>
      <text:p text:style-name="P9"><text:span text:style-name="T13">/* Visualiza el contenido del área de datos */</text:span> <text:s text:c="57"/></text:p>
      <text:p text:style-name="P9"><text:s/>DSPDTAARA <text:s/>DTAARA(NOMINA/PRUEBASJOS) <text:s text:c="21"/></text:p>
      <text:p text:style-name="P9"><text:s/>RTVDTAARA <text:s/>DTAARA(NOMINA/PRUEBASJOS (1 10)) RTNVAR(&amp;VALOR)</text:p>
      <text:p text:style-name="P9"><text:s/>CHGVAR <text:s text:c="4"/>VAR(&amp;VALOR) VALUE('Adios') <text:s text:c="6"/></text:p>
      <text:p text:style-name="P36">/* Actualiza el área de datos con el nuevo valor de &amp;VALOR */</text:p>
      <text:p text:style-name="P9"><text:s/>CHGDTAARA <text:s/>DTAARA(NOMINA/PRUEBASJOS (1 10)) VALUE(&amp;VALOR) </text:p>
      <text:p text:style-name="P36">/* Visualiza el contenido del área de datos */</text:p>
      <text:p text:style-name="P9"><text:s/>DSPDTAARA <text:s/>DTAARA(NOMINA/PRUEBASJOS) <text:s text:c="2"/></text:p>
      <text:p text:style-name="P9"><text:span text:style-name="T13">/* Elimina el área de datos */</text:span> <text:s text:c="18"/></text:p>
      <text:p text:style-name="P9"><text:s/>DLTDTAARA <text:s/>DTAARA(NOMINA/PRUEBASJOS) <text:s text:c="67"/></text:p>
      <text:p text:style-name="P17"><text:span text:style-name="T9"><text:s/></text:span><text:span text:style-name="T14">ENDPGM</text:span><text:span text:style-name="T9"> <text:s text:c="7"/></text:span><text:s text:c="44"/></text:p>
      <text:p text:style-name="P17"/>
      <text:p text:style-name="P18">*********************************************************/</text:p>
      <text:p text:style-name="P44"/>
      <text:p text:style-name="P31"/>
      <text:h text:style-name="Heading_20_3" text:outline-level="3">Condiciones</text:h>
      <text:p text:style-name="Text_20_body"/>
      <text:h text:style-name="Heading_20_5" text:outline-level="5">Operadores Relacionales</text:h>
      <text:p text:style-name="Text_20_body"/>
      <table:table table:name="Tabla2" table:style-name="Tabla2">
        <table:table-column table:style-name="Tabla2.A"/>
        <table:table-column table:style-name="Tabla2.B"/>
        <table:table-column table:style-name="Tabla2.C"/>
        <table:table-row>
          <table:table-cell table:style-name="Tabla2.A1" office:value-type="string">
            <text:p text:style-name="P50">&lt;</text:p>
          </table:table-cell>
          <table:table-cell table:style-name="Tabla2.A1" office:value-type="string">
            <text:p text:style-name="P51">*LT</text:p>
          </table:table-cell>
          <table:table-cell table:style-name="Tabla2.C1" office:value-type="string">
            <text:p text:style-name="Table_20_Contents">Menor que.</text:p>
          </table:table-cell>
        </table:table-row>
        <table:table-row>
          <table:table-cell table:style-name="Tabla2.A2" office:value-type="string">
            <text:p text:style-name="P50"><text:s/>=</text:p>
          </table:table-cell>
          <table:table-cell table:style-name="Tabla2.A2" office:value-type="string">
            <text:p text:style-name="P51">*EQ</text:p>
          </table:table-cell>
          <table:table-cell table:style-name="Tabla2.C2" office:value-type="string">
            <text:p text:style-name="Table_20_Contents">Igual.</text:p>
          </table:table-cell>
        </table:table-row>
        <table:table-row>
          <table:table-cell table:style-name="Tabla2.A2" office:value-type="string">
            <text:p text:style-name="P50">&gt;</text:p>
          </table:table-cell>
          <table:table-cell table:style-name="Tabla2.A2" office:value-type="string">
            <text:p text:style-name="P51">*GT</text:p>
          </table:table-cell>
          <table:table-cell table:style-name="Tabla2.C2" office:value-type="string">
            <text:p text:style-name="Table_20_Contents">Mayor que.</text:p>
          </table:table-cell>
        </table:table-row>
        <text:soft-page-break/>
        <table:table-row>
          <table:table-cell table:style-name="Tabla2.A2" office:value-type="string">
            <text:p text:style-name="P50">&lt;=</text:p>
          </table:table-cell>
          <table:table-cell table:style-name="Tabla2.A2" office:value-type="string">
            <text:p text:style-name="P51">*LE</text:p>
          </table:table-cell>
          <table:table-cell table:style-name="Tabla2.C2" office:value-type="string">
            <text:p text:style-name="Table_20_Contents">Menor igual.</text:p>
          </table:table-cell>
        </table:table-row>
        <table:table-row>
          <table:table-cell table:style-name="Tabla2.A2" office:value-type="string">
            <text:p text:style-name="P50">_&lt;</text:p>
          </table:table-cell>
          <table:table-cell table:style-name="Tabla2.A2" office:value-type="string">
            <text:p text:style-name="P51">*NL</text:p>
          </table:table-cell>
          <table:table-cell table:style-name="Tabla2.C2" office:value-type="string">
            <text:p text:style-name="Table_20_Contents">No menor.</text:p>
          </table:table-cell>
        </table:table-row>
        <table:table-row>
          <table:table-cell table:style-name="Tabla2.A2" office:value-type="string">
            <text:p text:style-name="P50">_&gt;</text:p>
          </table:table-cell>
          <table:table-cell table:style-name="Tabla2.A2" office:value-type="string">
            <text:p text:style-name="P51">*NG</text:p>
          </table:table-cell>
          <table:table-cell table:style-name="Tabla2.C2" office:value-type="string">
            <text:p text:style-name="Table_20_Contents">No mayor.</text:p>
          </table:table-cell>
        </table:table-row>
        <table:table-row>
          <table:table-cell table:style-name="Tabla2.A2" office:value-type="string">
            <text:p text:style-name="P50">&gt;=</text:p>
          </table:table-cell>
          <table:table-cell table:style-name="Tabla2.A2" office:value-type="string">
            <text:p text:style-name="P51">*GE</text:p>
          </table:table-cell>
          <table:table-cell table:style-name="Tabla2.C2" office:value-type="string">
            <text:p text:style-name="Table_20_Contents">Mayor o igual</text:p>
          </table:table-cell>
        </table:table-row>
        <table:table-row>
          <table:table-cell table:style-name="Tabla2.A2" office:value-type="string">
            <text:p text:style-name="P50">_=</text:p>
          </table:table-cell>
          <table:table-cell table:style-name="Tabla2.A2" office:value-type="string">
            <text:p text:style-name="P51">*NE</text:p>
          </table:table-cell>
          <table:table-cell table:style-name="Tabla2.C2" office:value-type="string">
            <text:p text:style-name="Table_20_Contents">No igual o distinto</text:p>
          </table:table-cell>
        </table:table-row>
      </table:table>
      <text:p text:style-name="Text_20_body"/>
      <text:h text:style-name="Heading_20_5" text:outline-level="5">Operadores Lógicos</text:h>
      <text:p text:style-name="Text_20_body"/>
      <table:table table:name="Tabla4" table:style-name="Tabla4">
        <table:table-column table:style-name="Tabla4.A"/>
        <table:table-column table:style-name="Tabla4.B"/>
        <table:table-row>
          <table:table-cell table:style-name="Tabla4.A1" office:value-type="string">
            <text:p text:style-name="P47">*AND</text:p>
          </table:table-cell>
          <table:table-cell table:style-name="Tabla4.B1" office:value-type="string">
            <text:p text:style-name="Table_20_Contents">Y, equivalente al carácter &amp;</text:p>
          </table:table-cell>
        </table:table-row>
        <table:table-row>
          <table:table-cell table:style-name="Tabla4.A2" office:value-type="string">
            <text:p text:style-name="P47">*OR</text:p>
          </table:table-cell>
          <table:table-cell table:style-name="Tabla4.B2" office:value-type="string">
            <text:p text:style-name="Table_20_Contents">O, equivalente al carácter |</text:p>
          </table:table-cell>
        </table:table-row>
        <table:table-row>
          <table:table-cell table:style-name="Tabla4.A2" office:value-type="string">
            <text:p text:style-name="P47">*NOT</text:p>
          </table:table-cell>
          <table:table-cell table:style-name="Tabla4.B2" office:value-type="string">
            <text:p text:style-name="Table_20_Contents">Se usa para negar expresiones lógicas.</text:p>
          </table:table-cell>
        </table:table-row>
      </table:table>
      <text:p text:style-name="Text_20_body"/>
      <text:p text:style-name="Horizontal_20_Line"/>
      <text:h text:style-name="Heading_20_5" text:outline-level="5">IF</text:h>
      <text:p text:style-name="Text_20_body"><text:tab/><text:tab/><text:span text:style-name="T9">IF<text:tab/>COND( </text:span><text:span text:style-name="T11">CONDICION </text:span><text:span text:style-name="T9">) THEN(GOTO CMDLBL(FIN))</text:span></text:p>
      <text:h text:style-name="P77" text:outline-level="5">IF – THEN - ELSE</text:h>
      <text:p text:style-name="Text_20_body"/>
      <text:p text:style-name="P54">IF<text:tab/>COND( <text:span text:style-name="T6">CONDICION</text:span> ) THEN (DO)</text:p>
      <text:p text:style-name="P54">...</text:p>
      <text:p text:style-name="P54">...</text:p>
      <text:p text:style-name="P54">ELSE CMD (DO)</text:p>
      <text:p text:style-name="P54">...</text:p>
      <text:p text:style-name="P54">...</text:p>
      <text:p text:style-name="P54">ENDDO</text:p>
      <text:p text:style-name="P9"/>
      <text:p text:style-name="P26">Ejemplo:</text:p>
      <text:p text:style-name="P26">Si la variable &amp;OPCI es igual a 2, cambiar el valor de la variable <text:s text:c="2"/>&amp;IN02 a 1, y ejecutar el programa nomina/peripcle.</text:p>
      <text:p text:style-name="P9"/>
      <text:p text:style-name="P52"><text:span text:style-name="T11">IF</text:span><text:span text:style-name="T9"> <text:s text:c="8"/></text:span><text:span text:style-name="T11">COND</text:span><text:span text:style-name="T9">(&amp;OPCI </text:span><text:span text:style-name="T11">*EQ</text:span><text:span text:style-name="T9"> 02) </text:span><text:span text:style-name="T11">THEN(DO)</text:span></text:p>
      <text:p text:style-name="P54">CHGVAR <text:s text:c="4"/>VAR(&amp;IN02) VALUE('1')</text:p>
      <text:p text:style-name="P54">CALL <text:s text:c="6"/>PGM(NOMINA/PERIPCLE)</text:p>
      <text:p text:style-name="P55">ENDDO</text:p>
      <text:p text:style-name="P24"><text:soft-page-break/></text:p>
      <text:p text:style-name="P26">Ejemplo:</text:p>
      <text:p text:style-name="P27">Si la variable &amp;OPCI es igual a 2, ir a la etiqueta FIN. En este ejemplo se muestra el IF sin el THEN(DO) para ejecutar una sola línea.</text:p>
      <text:p text:style-name="P27"/>
      <text:p text:style-name="P56"><text:span text:style-name="T11">IF</text:span><text:span text:style-name="T9"> <text:s text:c="8"/></text:span><text:span text:style-name="T11">COND</text:span><text:span text:style-name="T9">(&amp;OPCI </text:span><text:span text:style-name="T11">*EQ</text:span><text:span text:style-name="T9"> 02) </text:span><text:span text:style-name="T11">THEN(GOTO CMDLBL(FIN))</text:span></text:p>
      <text:p text:style-name="P55"/>
      <text:p text:style-name="P57"/>
      <text:p text:style-name="P57"/>
      <text:h text:style-name="P74" text:outline-level="3">Funciones Incorporadas.</text:h>
      <text:p text:style-name="Text_20_body">Funciones incorporadas del lenguaje CL.</text:p>
      <text:p text:style-name="Text_20_body"/>
      <text:h text:style-name="Heading_20_3" text:outline-level="3">Nomenclatura </text:h>
      <text:p text:style-name="P59"/>
      <text:list xml:id="list1491586725" text:style-name="L8">
        <text:list-item>
          <text:p text:style-name="P73"><text:span text:style-name="T4">Creación (CRT):</text:span><text:span text:style-name="T5"> Mandatos de creación de objetos.</text:span></text:p>
        </text:list-item>
        <text:list-item>
          <text:p text:style-name="P73"><text:span text:style-name="T4">Eliminación (DLT):</text:span><text:span text:style-name="T5"> Mandatos de eliminación de objetos. </text:span></text:p>
        </text:list-item>
        <text:list-item>
          <text:p text:style-name="P73"><text:span text:style-name="T4">Modificación (CHG):</text:span><text:span text:style-name="T5"> Mandatos de modificación de objetos. Cambian los atributos o contenido del objeto.</text:span></text:p>
        </text:list-item>
        <text:list-item>
          <text:p text:style-name="P73"><text:span text:style-name="T6">Visualización (DSP):</text:span> Mandatos de visualización de objetos. Visualizan el contenido de un objeto. Los comandos de visualización, no pueden realizar operaciones sobre objetos.</text:p>
        </text:list-item>
        <text:list-item>
          <text:p text:style-name="P73"><text:span text:style-name="T6">Trabajar con (WRK):</text:span> Mandatos de trabajar con los atributos o contenido de un objeto.</text:p>
        </text:list-item>
      </text:list>
      <text:p text:style-name="P59"/>
      <text:p text:style-name="P59"/>
      <text:h text:style-name="P74" text:outline-level="3">Ejemplos CL.</text:h>
      <text:p text:style-name="P59"/>
      <text:h text:style-name="Heading_20_4" text:outline-level="4">Convertir un fichero físico a CSV:</text:h>
      <text:p text:style-name="Text_20_body"/>
      <text:p text:style-name="P60"><text:s text:c="13"/>CPYTOIMPF <text:s/>FROMFILE(&amp;FROMLIB/&amp;FROMFILE) TOSTMF(&amp;TOFILE) +</text:p>
      <text:p text:style-name="Preformatted_20_Text"><text:s text:c="26"/>MBROPT(*ADD) STMFCODPAG(*PCASCII) +</text:p>
      <text:p text:style-name="P64"><text:s text:c="26"/>RCDDLM(*CRLF)</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text-properties fo:font-size="13pt" fo:font-weight="bold"/>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2cm" style:type="right" style:leader-style="dotted" style:leader-text="."/>
        </style:tab-stops>
      </style:paragraph-properties>
      <style:text-properties fo:font-size="10.5pt"/>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paragraph-properties fo:text-align="end" style:justify-single-word="false"/>
      <style:text-properties fo:font-size="9pt" fo:font-style="italic" style:font-size-asian="9pt" style:font-style-asian="italic" style:font-size-complex="9pt" style:font-style-complex="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line text:anchor-type="paragraph" draw:z-index="17" draw:style-name="Mgr1" draw:text-style-name="MP1" svg:x1="0.041cm" svg:y1="0.464cm" svg:x2="17.001cm" svg:y2="0.464cm"><text:p/></draw:line>Introducción al Lenguaje de Control. CL.</text:p>
      </style:header>
      <style:footer>
        <text:p text:style-name="MP2">Página <text:page-number text:select-page="current">18</text:page-number>/<text:page-count>18</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Jose Castillo</meta:initial-creator>
    <meta:creation-date>2008-03-27T17:01:04</meta:creation-date>
    <dc:creator>Jose Castillo</dc:creator>
    <dc:date>2008-11-25T11:16:40.89</dc:date>
    <meta:printed-by>Jose Castillo</meta:printed-by>
    <meta:print-date>2008-03-31T12:07:58</meta:print-date>
    <dc:language>es-ES</dc:language>
    <meta:editing-cycles>186</meta:editing-cycles>
    <meta:editing-duration>PT10H43M27S</meta:editing-duration>
    <meta:document-statistic meta:table-count="5" meta:image-count="0" meta:object-count="0" meta:page-count="18" meta:paragraph-count="385" meta:word-count="2645" meta:character-count="18556" meta:non-whitespace-character-count="14787"/>
    <meta:user-defined meta:name="Info 1"/>
    <meta:user-defined meta:name="Info 2"/>
    <meta:user-defined meta:name="Info 3"/>
    <meta:user-defined meta:name="Info 4"/>
  </office:meta>
</office:document-meta>
</file>